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0C0000000C0CC8437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</style:style>
    <style:style style:name="P2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</style:style>
    <style:style style:name="P3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2cm"/>
          <style:tab-stop style:position="8.251cm"/>
        </style:tab-stops>
      </style:paragraph-properties>
    </style:style>
    <style:style style:name="P4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fo:font-size="12pt" style:font-size-asian="12pt" style:font-size-complex="12pt"/>
    </style:style>
    <style:style style:name="P5" style:family="paragraph" style:parent-style-name="Standard">
      <style:paragraph-properties fo:margin-left="0cm" fo:margin-right="-0.00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>
        <style:tab-stops>
          <style:tab-stop style:position="8.251cm"/>
        </style:tab-stops>
      </style:paragraph-properties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7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Times New Roman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8" style:family="paragraph" style:parent-style-name="Standard" style:list-style-name="WW8Num1">
      <style:paragraph-properties fo:margin-left="-0.635cm" fo:margin-right="-0.004cm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T1" style:family="text">
      <style:text-properties fo:font-size="12pt" fo:font-style="italic" style:font-size-asian="12pt" style:font-style-asian="italic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fo:font-size="12pt" fo:font-style="normal" style:font-size-asian="12pt" style:font-style-asian="normal" style:font-size-complex="12pt" style:font-style-complex="normal"/>
    </style:style>
    <style:style style:name="T5" style:family="text">
      <style:text-properties text:display="true"/>
    </style:style>
    <style:style style:name="T6" style:family="text"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7" style:family="text">
      <style:text-properties fo:color="#000000" style:font-name="Arial" fo:font-size="11pt" fo:font-style="normal" fo:font-weight="bold" style:font-name-asian="Courier New1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name-asian="Courier New1" style:font-weight-asian="bold" style:font-name-complex="Courier New1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8">%#include </text:span><text:span text:style-name="T9">enTetesDecisionRFM</text:span><text:span text:style-name="T8">#%</text:span></text:p>
      <text:p text:style-name="P6"/>
      <text:p text:style-name="P5">%=OBJET=%</text:p>
      <text:p text:style-name="P4"/>
      <text:p text:style-name="P4"/>
      <text:p text:style-name="P4">%=TITRE=%</text:p>
      <text:p text:style-name="P4"/>
      <text:p text:style-name="P2"><text:span text:style-name="T4">%=REMISE=%</text:span><text:span text:style-name="T1"> %=MEMENTO=%</text:span><text:span text:style-name="T2"> %=TRAITEMENT=%</text:span></text:p>
      <text:p text:style-name="P4"/>
      <text:p text:style-name="P4">%=CONTROLE=%</text:p>
      <text:p text:style-name="P4"/>
      <text:list text:style-name="WW8Num1">
        <text:list-item>
          <text:p text:style-name="P8">%=CALENDRIER=%</text:p>
        </text:list-item>
        <text:list-item>
          <text:p text:style-name="P8">%=DENTS=%</text:p>
        </text:list-item>
        <text:list-item>
          <text:p text:style-name="P8">%=POINT=%</text:p>
        </text:list-item>
        <text:list-item>
          <text:p text:style-name="P8">%=QUANTITE=%</text:p>
        </text:list-item>
        <text:list-item>
          <text:p text:style-name="P8">%=NOMBRE=%</text:p>
        </text:list-item>
      </text:list>
      <text:p text:style-name="P4"/>
      <text:p text:style-name="P4">%=ADRESSE=%</text:p>
      <text:p text:style-name="P4"/>
      <text:p text:style-name="P4">%=SALUTATIONS=%</text:p>
      <text:p text:style-name="P4"/>
      <text:p text:style-name="P4"/>
      <text:p text:style-name="P1"><text:span text:style-name="T2"><text:tab/></text:span><text:span text:style-name="T6">%#</text:span><text:span text:style-name="T7">include <text:s/>signatureRFM</text:span><text:span text:style-name="T6">#%</text:span></text:p>
      <text:p text:style-name="P4"/>
      <text:p text:style-name="P4"/>
      <text:p text:style-name="P3"><text:span text:style-name="T3">%=ANNEXE=%</text:span><text:span text:style-name="T2">: %=MENTIONNE=%</text:span><text:bookmark-start text:name="_PictureBullets"/><text:span text:style-name="T5"><draw:frame draw:style-name="fr1" draw:name="graphics1" text:anchor-type="as-char" svg:width="0.318cm" svg:height="0.318cm" draw:z-index="0"><draw:image xlink:href="Pictures/100002000000000C0000000C0CC8437E.png" xlink:type="simple" xlink:show="embed" xlink:actuate="onLoad"/></draw:frame></text:span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Références" style:family="paragraph" style:parent-style-name="Standard">
      <style:paragraph-properties fo:line-height="0.459cm" fo:text-align="justify" style:justify-single-word="false">
        <style:tab-stops>
          <style:tab-stop style:position="8.89cm"/>
        </style:tab-stops>
      </style:paragraph-properties>
      <style:text-properties style:font-name="Arial" fo:font-size="7pt" style:font-size-asian="7pt"/>
    </style:style>
    <style:style style:name="WW8Num1z0" style:family="text">
      <style:text-properties fo:color="#000000" style:font-name="Wingdings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color="#000000"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fo:color="#000000" style:font-name="Wingdings" fo:font-size="10pt" style:font-size-asian="10pt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6z0" style:family="text">
      <style:text-properties fo:color="#000000"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">
        <style:list-level-properties text:space-before="0.635cm" text:min-label-width="0.635cm"/>
        <style:text-properties style:font-name="Wingdings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">
        <style:list-level-properties text:space-before="0.635cm" text:min-label-width="0.635cm"/>
        <style:text-properties style:font-name="Wingdings"/>
      </text:list-level-style-bullet>
      <text:list-level-style-bullet text:level="2" text:style-name="WW8Num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style:num-suffix=".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0.7cm" fo:margin-left="3.501cm" fo:margin-right="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Lettre n° </dc:title>
    <meta:initial-creator>Eggstein Philippe</meta:initial-creator>
    <meta:creation-date>2009-07-21T14:27:00</meta:creation-date>
    <dc:creator>Mike Boillat</dc:creator>
    <dc:date>2012-02-23T15:55:00</dc:date>
    <meta:print-date>2009-07-21T14:36:00</meta:print-date>
    <meta:editing-cycles>10</meta:editing-cycles>
    <meta:editing-duration>PT1H31M47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AdHocReviewCycleID" meta:value-type="integer">-1716166923</meta:user-defined>
    <meta:document-statistic meta:table-count="0" meta:image-count="1" meta:object-count="0" meta:page-count="1" meta:paragraph-count="14" meta:word-count="19" meta:character-count="228"/>
  </office:meta>
</office:document-meta>
</file>